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8ebb7"/>
    </style:style>
    <style:style style:name="P2" style:family="paragraph" style:parent-style-name="Standard" style:list-style-name="L1">
      <style:text-properties officeooo:paragraph-rsid="0008ebb7"/>
    </style:style>
    <style:style style:name="P3" style:family="paragraph" style:parent-style-name="Standard" style:list-style-name="L1">
      <style:text-properties officeooo:paragraph-rsid="00095d18"/>
    </style:style>
    <style:style style:name="P4" style:family="paragraph" style:parent-style-name="Standard" style:list-style-name="L1">
      <style:text-properties officeooo:rsid="00095d18" officeooo:paragraph-rsid="00095d18"/>
    </style:style>
    <style:style style:name="P5" style:family="paragraph" style:parent-style-name="Standard" style:list-style-name="L1">
      <style:text-properties officeooo:rsid="00095d18" officeooo:paragraph-rsid="000a4976"/>
    </style:style>
    <style:style style:name="P6" style:family="paragraph" style:parent-style-name="Standard" style:list-style-name="L1">
      <style:text-properties fo:font-size="16pt" officeooo:rsid="0008ebb7" officeooo:paragraph-rsid="0008ebb7" style:font-size-asian="16pt" style:font-size-complex="16pt"/>
    </style:style>
    <style:style style:name="P7" style:family="paragraph" style:parent-style-name="Standard" style:list-style-name="L1">
      <style:text-properties fo:font-size="16pt" officeooo:rsid="0008ebb7" officeooo:paragraph-rsid="00095d18" style:font-size-asian="16pt" style:font-size-complex="16pt"/>
    </style:style>
    <style:style style:name="T1" style:family="text">
      <style:text-properties officeooo:rsid="0008ebb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95d18"/>
    </style:style>
    <style:style style:name="T4" style:family="text">
      <style:text-properties officeooo:rsid="00095d1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ebb7" style:font-weight-asian="bold" style:font-weight-complex="bold"/>
    </style:style>
    <style:style style:name="T7" style:family="text">
      <style:text-properties fo:font-weight="bold" officeooo:rsid="00095d18" style:font-weight-asian="bold" style:font-weight-complex="bold"/>
    </style:style>
    <style:style style:name="T8" style:family="text">
      <style:text-properties officeooo:rsid="000a4976"/>
    </style:style>
    <style:style style:name="T9" style:family="text">
      <style:text-properties fo:font-weight="normal" officeooo:rsid="000a497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62888272" text:style-name="L1">
        <text:list-item>
          <text:p text:style-name="P6">1<text:span text:style-name="T2">st</text:span> Code Smell:</text:p>
          <text:list>
            <text:list-item>
              <text:p text:style-name="P2"><text:span text:style-name="T6">Code Smell Type:</text:span><text:span text:style-name="T1"> Duplicated</text:span> <text:span text:style-name="T4">C</text:span>ode</text:p>
            </text:list-item>
            <text:list-item>
              <text:p text:style-name="P3"><text:span text:style-name="T7">Classes involved:</text:span><text:span text:style-name="T4"> </text:span>ContactList <text:span text:style-name="T4">and </text:span>ItemList</text:p>
            </text:list-item>
            <text:list-item>
              <text:p text:style-name="P3"><text:span text:style-name="T7">Methods involved:</text:span><text:span text:style-name="T4"> </text:span>public boolean saveContacts(Context context) <text:s/><text:span text:style-name="T4">and </text:span>public boolean saveItems(Context context) </text:p>
            </text:list-item>
            <text:list-item>
              <text:p text:style-name="P4"><text:span text:style-name="T5">Description: </text:span>Both method above have very similar implementation and execute a the same action on a different object</text:p>
            </text:list-item>
            <text:list-item>
              <text:p text:style-name="P5"><text:span text:style-name="T5">Solution:</text:span> Create a storage handling class to hold such kind of implementations</text:p>
            </text:list-item>
          </text:list>
        </text:list-item>
      </text:list>
      <text:p text:style-name="P1"/>
      <text:p text:style-name="P1"/>
      <text:list xml:id="list111616343522309" text:continue-numbering="true" text:style-name="L1">
        <text:list-item>
          <text:p text:style-name="P7"><text:span text:style-name="T4">2</text:span><text:span text:style-name="T3">nd</text:span> Code Smell:</text:p>
          <text:list>
            <text:list-item>
              <text:p text:style-name="P3"><text:span text:style-name="T6">Code Smell Type:</text:span><text:span text:style-name="T1"> Exessive use of Comments</text:span></text:p>
            </text:list-item>
            <text:list-item>
              <text:p text:style-name="P3"><text:span text:style-name="T7">Classes involved:</text:span><text:span text:style-name="T4"> </text:span>EditContactActivity</text:p>
            </text:list-item>
            <text:list-item>
              <text:p text:style-name="P3"><text:span text:style-name="T7">Methods involved:</text:span><text:span text:style-name="T4"> public void saveContact(View view)</text:span></text:p>
            </text:list-item>
            <text:list-item>
              <text:p text:style-name="P4"><text:span text:style-name="T5">Description: </text:span><text:span text:style-name="T9">This method has 4 lines of comment for 11 lnes of code, more preciselly in a single block of code of 4 lines of code its related do two lines of comment. This meand that the implementation could be improved, to reduce the amount of comments needed to explain the code functionality</text:span></text:p>
            </text:list-item>
            <text:list-item>
              <text:p text:style-name="P5"><text:span text:style-name="T5">Solution:</text:span> <text:span text:style-name="T8">Several kinds of refactor could be applied, one example is the creation of a private method to verify if the user name inputed it already exis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0:49:44.756970150</meta:creation-date>
    <dc:date>2019-02-09T11:16:16.194201365</dc:date>
    <meta:editing-duration>PT6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65" meta:character-count="997" meta:non-whitespace-character-count="854"/>
  </office:meta>
</office:document-meta>
</file>